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color="#800000" style:font-name="Verdana1" fo:font-size="10.5pt" fo:font-weight="bold"/>
    </style:style>
    <style:style style:name="T2" style:family="text">
      <style:text-properties style:font-name="Verdana1" fo:font-weight="bold"/>
    </style:style>
    <style:style style:name="T3" style:family="text">
      <style:text-properties fo:font-weight="bold" style:font-weight-asian="bold" style:font-weight-complex="bold"/>
    </style:style>
    <style:style style:name="T4" style:family="text">
      <style:text-properties fo:color="#800080"/>
    </style:style>
    <style:style style:name="T5" style:family="text">
      <style:text-properties fo:color="#800080" style:font-name="Verdana1" fo:font-weight="bold"/>
    </style:style>
    <style:style style:name="T6" style:family="text">
      <style:text-properties fo:color="#000066" style:font-name="Verdana1" fo:font-weight="bold"/>
    </style:style>
    <style:style style:name="T7" style:family="text">
      <style:text-properties fo:color="#000066" style:font-name="Verdana1" style:text-underline-style="solid" style:text-underline-width="auto" style:text-underline-color="font-color"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3">Pork Roast with Sauerkraut</text:span><text:line-break/>Crystal Miller<text:line-break/><text:line-break/>1 pork roast 3 to 4 lbs – I like to buy the bone in shoulder roasts <text:line-break/>2 to 4 cups sauerkraut, the amount depends on how much you enjoy sauerkraut!<text:line-break/>1 apple, peeled, cored and sliced<text:line-break/>1 medium onion, sliced – I like the sweet onions if they are available<text:line-break/>1 can diced tomatoes<text:line-break/>1 t salt<text:line-break/>1 or 2 small pinches of Italian seasonings<text:line-break/><text:line-break/>Place the roast in the crockpot and top with sauerkraut, apple slices and onion slices. Dump the can of tomatoes over everything, sprinkle with salt and seasonings. Cover and cook on low for 8 to 9 hours or until the meat is tender and falling apart. Serve with boiled red potatoes and applesau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6T17:59:08.21</meta:creation-date>
    <dc:date>2017-05-06T18:06:44.38</dc:date>
    <dc:creator>Crystal Miller</dc:creator>
    <meta:editing-duration>PT1M25S</meta:editing-duration>
    <meta:editing-cycles>1</meta:editing-cycles>
    <meta:generator>OpenOffice/4.1.1$Win32 OpenOffice.org_project/411m6$Build-9775</meta:generator>
    <meta:document-statistic meta:table-count="0" meta:image-count="0" meta:object-count="0" meta:page-count="1" meta:paragraph-count="1" meta:word-count="125" meta:character-count="666"/>
  </office:meta>
</office:document-meta>
</file>